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2729" officeooo:paragraph-rsid="0011272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97ef" officeooo:paragraph-rsid="001297e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97ef" officeooo:paragraph-rsid="001297e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729" officeooo:paragraph-rsid="0011272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297ef"/>
    </style:style>
    <style:style style:name="P8" style:family="paragraph" style:parent-style-name="Standard">
      <style:paragraph-properties fo:text-align="start" style:justify-single-word="false"/>
      <style:text-properties officeooo:rsid="0012e187" officeooo:paragraph-rsid="0012e187"/>
    </style:style>
    <style:style style:name="T1" style:family="text">
      <style:text-properties officeooo:rsid="0011272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97ef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2e187" style:font-size-asian="10.5pt" style:font-weight-asian="normal" style:font-size-complex="12pt" style:font-weight-complex="normal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cesibilidad CovidApp</text:span></text:p>
      <text:p text:style-name="P2"/>
      <text:p text:style-name="P6">Título de la página:</text:p>
      <text:p text:style-name="P3"><text:tab/>-El título describe el contenido de la página.</text:p>
      <text:p text:style-name="P3"/>
      <text:p text:style-name="P4"><text:span text:style-name="T2">Contraste de color:</text:span> </text:p>
      <text:p text:style-name="P4"><text:tab/>-Hemos cambiado los colores de algunos botones para que sea más intuitiva su utilización.</text:p>
      <text:p text:style-name="P4"/>
      <text:p text:style-name="P4"><text:span text:style-name="T2">Cambiar tamaño de texto:</text:span> </text:p>
      <text:p text:style-name="P4"><text:tab/>-La página se puede aumentar haciendo zoom y el contenido sigue siendo legible adaptándose al tamaño de letra actual.</text:p>
      <text:p text:style-name="P4"/>
      <text:p text:style-name="P5">Acceso por teclado:</text:p>
      <text:p text:style-name="P4"><text:tab/>-Toda la web es accesible por teclado, podremos movernos con el tabulador por todos los botones y los inputs y utilizar al completo las funcionalidades.</text:p>
      <text:p text:style-name="P4"/>
      <text:p text:style-name="P4">Formularios:</text:p>
      <text:p text:style-name="P7"><text:span text:style-name="T4"><text:tab/>-Todos los formularios cuentan con inputs en los que se describen los requisitos mínimos de la entrada, y que el usuario puede verlos poniendo el ratón encima de ellos. Si hay algún error en un campo mostrará específicamente cual es, el por qué y una posible solución. </text:span><text:span text:style-name="T5">En cada input hay un placeholder que ejemplifica cómo rellenar el campo.</text:span></text:p>
      <text:p text:style-name="P8"><text:span text:style-name="T4"/></text:p>
      <text:p text:style-name="P8"><text:span text:style-name="T4">M</text:span><text:span text:style-name="T3">ensajes ok y error:</text:span></text:p>
      <text:p text:style-name="P8"><text:span text:style-name="T3"><text:tab/>-Color apropiado para cada uno y mensaje describiendo que ha pasado, ya sea satisfactorio o al revé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2:27:16.750817038</meta:creation-date>
    <dc:date>2021-12-15T13:09:47.789394436</dc:date>
    <meta:editing-duration>PT1M10S</meta:editing-duration>
    <meta:editing-cycles>1</meta:editing-cycles>
    <meta:document-statistic meta:table-count="0" meta:image-count="0" meta:object-count="0" meta:page-count="1" meta:paragraph-count="13" meta:word-count="163" meta:character-count="990" meta:non-whitespace-character-count="832"/>
    <meta:generator>LibreOffice/6.4.7.2$Linux_X86_64 LibreOffice_project/40$Build-2</meta:generator>
  </office:meta>
</office:document-meta>
</file>